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159cm" svg:height="1.143cm" svg:x="6.994cm" svg:y="11.95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159cm" svg:height="1.143cm" svg:x="6.994cm" svg:y="8.8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5.327cm" svg:y="11.455cm">
          <draw:text-box>
            <text:p>0</text:p>
          </draw:text-box>
        </draw:frame>
        <draw:frame draw:style-name="gr2" draw:layer="layout" svg:width="0.853cm" svg:height="0.962cm" svg:x="5.327cm" svg:y="9.555cm">
          <draw:text-box>
            <text:p>1</text:p>
          </draw:text-box>
        </draw:frame>
        <draw:custom-shape draw:style-name="gr1" draw:text-style-name="P1" xml:id="id1" draw:id="id1" draw:layer="layout" svg:width="2.159cm" svg:height="1.143cm" svg:x="2.894cm" svg:y="10.40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53cm" svg:y1="10.977cm" svg:x2="6.994cm" svg:y2="9.427cm" draw:start-shape="id1" draw:start-glue-point="10" draw:end-shape="id2" draw:end-glue-point="6" svg:d="M5053 10977l1941-1550" svg:viewBox="0 0 1942 1551">
          <text:p/>
        </draw:connector>
        <draw:connector draw:style-name="gr3" draw:text-style-name="P1" draw:layer="layout" draw:type="line" svg:x1="5.053cm" svg:y1="10.977cm" svg:x2="6.994cm" svg:y2="12.527cm" draw:start-shape="id1" draw:start-glue-point="10" draw:end-shape="id3" draw:end-glue-point="6" svg:d="M5053 10977l1941 1550" svg:viewBox="0 0 1942 1551">
          <text:p/>
        </draw:connector>
        <draw:custom-shape draw:style-name="gr1" draw:text-style-name="P1" xml:id="id5" draw:id="id5" draw:layer="layout" svg:width="2.159cm" svg:height="1.143cm" svg:x="11.094cm" svg:y="10.40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159cm" svg:height="1.143cm" svg:x="11.094cm" svg:y="7.30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9.427cm" svg:y="9.905cm">
          <draw:text-box>
            <text:p>0</text:p>
          </draw:text-box>
        </draw:frame>
        <draw:frame draw:style-name="gr2" draw:layer="layout" svg:width="0.853cm" svg:height="0.962cm" svg:x="9.427cm" svg:y="8.005cm">
          <draw:text-box>
            <text:p>1</text:p>
          </draw:text-box>
        </draw:frame>
        <draw:connector draw:style-name="gr3" draw:text-style-name="P1" draw:layer="layout" draw:type="line" svg:x1="9.153cm" svg:y1="9.427cm" svg:x2="11.094cm" svg:y2="7.877cm" draw:end-shape="id4" draw:end-glue-point="6" svg:d="M9153 9427l1941-1550" svg:viewBox="0 0 1942 1551">
          <text:p/>
        </draw:connector>
        <draw:connector draw:style-name="gr3" draw:text-style-name="P1" draw:layer="layout" draw:type="line" svg:x1="9.153cm" svg:y1="9.427cm" svg:x2="11.094cm" svg:y2="10.977cm" draw:end-shape="id5" draw:end-glue-point="6" svg:d="M9153 9427l1941 1550" svg:viewBox="0 0 1942 1551">
          <text:p/>
        </draw:connector>
        <draw:custom-shape draw:style-name="gr1" draw:text-style-name="P1" xml:id="id7" draw:id="id7" draw:layer="layout" svg:width="2.159cm" svg:height="1.143cm" svg:x="15.194cm" svg:y="8.855cm">
          <text:p text:style-name="P1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159cm" svg:height="1.143cm" svg:x="15.194cm" svg:y="5.755cm">
          <text:p text:style-name="P1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13.527cm" svg:y="8.355cm">
          <draw:text-box>
            <text:p>0</text:p>
          </draw:text-box>
        </draw:frame>
        <draw:frame draw:style-name="gr2" draw:layer="layout" svg:width="0.853cm" svg:height="0.962cm" svg:x="13.527cm" svg:y="6.455cm">
          <draw:text-box>
            <text:p>1</text:p>
          </draw:text-box>
        </draw:frame>
        <draw:connector draw:style-name="gr3" draw:text-style-name="P1" draw:layer="layout" draw:type="line" svg:x1="13.253cm" svg:y1="7.877cm" svg:x2="15.194cm" svg:y2="6.327cm" draw:end-shape="id6" draw:end-glue-point="6" svg:d="M13253 7877l1941-1550" svg:viewBox="0 0 1942 1551">
          <text:p/>
        </draw:connector>
        <draw:connector draw:style-name="gr3" draw:text-style-name="P1" draw:layer="layout" draw:type="line" svg:x1="13.253cm" svg:y1="7.877cm" svg:x2="15.194cm" svg:y2="9.427cm" draw:end-shape="id7" draw:end-glue-point="6" svg:d="M13253 7877l1941 1550" svg:viewBox="0 0 1942 1551">
          <text:p/>
        </draw:connector>
        <draw:custom-shape draw:style-name="gr1" draw:text-style-name="P1" xml:id="id8" draw:id="id8" draw:layer="layout" svg:width="2.159cm" svg:height="1.143cm" svg:x="19.294cm" svg:y="5.73cm">
          <text:p text:style-name="P1">1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53cm" svg:height="0.962cm" svg:x="17.627cm" svg:y="6.18cm">
          <draw:text-box>
            <text:p>0</text:p>
          </draw:text-box>
        </draw:frame>
        <draw:connector draw:style-name="gr3" draw:text-style-name="P1" draw:layer="layout" draw:type="line" svg:x1="17.353cm" svg:y1="6.302cm" svg:x2="19.294cm" svg:y2="6.302cm" draw:end-shape="id8" draw:end-glue-point="6" svg:d="M17353 6302h1941" svg:viewBox="0 0 194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1:14:09.306770147</meta:creation-date>
    <dc:date>2015-09-29T11:33:48.543884771</dc:date>
    <meta:editing-duration>PT4M35S</meta:editing-duration>
    <meta:editing-cycles>2</meta:editing-cycles>
    <meta:generator>LibreOffice/4.2.8.2$Linux_X86_64 LibreOffice_project/420m0$Build-2</meta:generator>
    <meta:document-statistic meta:object-count="22"/>
  </office:meta>
</office:document-meta>
</file>